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2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6816" calcext:value-type="float">
            <text:p>28.6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2328" calcext:value-type="float">
            <text:p>28.5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7-0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4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5-01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4-10-2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4-07-2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4-04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4-01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10-2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10-1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9-1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8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7-1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6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5-3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5-0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2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3-01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2-11-19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2-08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2-02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1-10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1-08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1-05-0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1-02-0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9112" calcext:value-type="float">
            <text:p>28.7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0-11-0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0-08-0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0-05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20-01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9-11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9-09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9-08-2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9-04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9-01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8-10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8-07-3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8-05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8-01-3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7-10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7-07-3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7-05-0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7-02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6-10-3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6-08-0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4104" calcext:value-type="float">
            <text:p>28.26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6-05-0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6-01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5-12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5-11-1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5-08-1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5-04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5-02-1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4-11-0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4-07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4-05-1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4-02-2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3-11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3-08-0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3-05-01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3-01-3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2-11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2-08-1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2-05-23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2-02-0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1-11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1-08-04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1-05-0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4008" calcext:value-type="float">
            <text:p>30.5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1-02-0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0-11-0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0-07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0-05-0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1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9-08-0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9-04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9-02-1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8-11-0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8-08-20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8-05-0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8-01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7-10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7-08-0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7-05-0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7-01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6-11-0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6-08-0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6-05-0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6-01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5-11-1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5-08-0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5-05-0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5-02-0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4-10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4-08-0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4-05-1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4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3-02-0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2-01-2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2000-03-28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1999-06-2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1998-10-0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0U1</text:p>
          </table:table-cell>
          <table:table-cell office:value-type="string" calcext:value-type="string">
            <text:p>NC Power</text:p>
          </table:table-cell>
          <table:table-cell office:value-type="string" calcext:value-type="string">
            <text:p>199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6" meta:object-count="0"/>
    <meta:user-defined meta:name="AppVersion">3.0</meta:user-defined>
  </office:meta>
</office:document-meta>
</file>